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office:font-face-decls>
  <office:automatic-styles>
    <style:style style:name="P1" style:family="paragraph" style:parent-style-name="ГОСТ_5f_Обычный_5f_Гусев_20_Данила_20_Александрович_20_21ПИ1">
      <style:paragraph-properties fo:margin-left="0cm" fo:margin-right="0cm" fo:text-indent="0cm" style:auto-text-indent="false"/>
    </style:style>
    <style:style style:name="P2" style:family="paragraph" style:parent-style-name="Standard">
      <style:paragraph-properties fo:margin-left="7.001cm" fo:margin-right="0cm" fo:text-align="start" style:justify-single-word="false" fo:text-indent="1.251cm" style:auto-text-indent="false"/>
      <style:text-properties style:font-name="Times New Roman" fo:font-size="14pt" style:font-size-asian="14pt" style:font-size-complex="14pt"/>
    </style:style>
    <style:style style:name="P3" style:family="paragraph" style:parent-style-name="ГОСТ_5f_Обычный_5f_Гусев_20_Данила_20_Александрович_20_21ПИ1">
      <style:paragraph-properties fo:margin-left="7.001cm" fo:margin-right="0cm" fo:text-align="start" style:justify-single-word="false" fo:text-indent="1.251cm" style:auto-text-indent="false"/>
      <style:text-properties style:font-name="Times New Roman" fo:font-size="14pt" style:font-size-asian="14pt" style:font-size-complex="14pt"/>
    </style:style>
    <style:style style:name="P4" style:family="paragraph" style:parent-style-name="Standard">
      <style:paragraph-properties fo:margin-left="7.001cm" fo:margin-right="0cm" fo:text-align="start" style:justify-single-word="false" fo:text-indent="0cm" style:auto-text-indent="false"/>
      <style:text-properties style:font-name="Times New Roman" fo:font-size="14pt" style:font-size-asian="14pt" style:font-size-complex="14pt"/>
    </style:style>
    <style:style style:name="P5" style:family="paragraph" style:parent-style-name="Standard">
      <style:paragraph-properties fo:margin-left="7.001cm" fo:margin-right="0cm" fo:text-align="start" style:justify-single-word="false" fo:text-indent="1.251cm" style:auto-text-indent="false"/>
      <style:text-properties style:font-name="Times New Roman" fo:font-size="14pt" officeooo:paragraph-rsid="01985bf2" style:font-size-asian="14pt" style:font-size-complex="14pt"/>
    </style:style>
    <style:style style:name="P6" style:family="paragraph" style:parent-style-name="Standard">
      <style:paragraph-properties fo:text-align="center" style:justify-single-word="false"/>
      <style:text-properties style:font-name="Times New Roman" fo:font-size="14pt" style:font-size-asian="14pt" style:font-size-complex="14pt"/>
    </style:style>
    <style:style style:name="P7" style:family="paragraph" style:parent-style-name="ГОСТ_5f_Основной_20_Текск_5f__20_Гусев_20_Данила_20_Александрович_20_21ПИ1">
      <style:paragraph-properties fo:text-align="center" style:justify-single-word="false"/>
      <style:text-properties style:font-name="Times New Roman" fo:font-size="14pt" style:font-size-asian="14pt" style:font-size-complex="14pt"/>
    </style:style>
    <style:style style:name="P8" style:family="paragraph" style:parent-style-name="ГОСТ_5f_Основной_20_Текск_5f__20_Гусев_20_Данила_20_Александрович_20_21ПИ1">
      <style:paragraph-properties fo:text-align="center" style:justify-single-word="false"/>
      <style:text-properties style:font-name="Times New Roman" fo:font-size="14pt" officeooo:paragraph-rsid="0199b761" style:font-size-asian="14pt" style:font-size-complex="14pt"/>
    </style:style>
    <style:style style:name="P9" style:family="paragraph" style:parent-style-name="Standard">
      <style:paragraph-properties fo:text-indent="0cm" style:auto-text-indent="false"/>
      <style:text-properties style:font-name="Times New Roman" fo:font-size="14pt" style:font-size-asian="14pt" style:font-size-complex="14pt"/>
    </style:style>
    <style:style style:name="P10" style:family="paragraph" style:parent-style-name="ГОСТ_5f_Обычный_5f_Гусев_20_Данила_20_Александрович_20_21ПИ1">
      <style:paragraph-properties fo:text-indent="0cm" style:auto-text-indent="false"/>
      <style:text-properties style:font-name="Times New Roman" fo:font-size="14pt" style:font-size-asian="14pt" style:font-size-complex="14pt"/>
    </style:style>
    <style:style style:name="P11" style:family="paragraph" style:parent-style-name="ГОСТ_5f_Обычный_5f_Гусев_20_Данила_20_Александрович_20_21ПИ1">
      <style:text-properties style:font-name="Times New Roman" fo:font-size="14pt" style:font-size-asian="14pt" style:font-size-complex="14pt"/>
    </style:style>
    <style:style style:name="P12" style:family="paragraph" style:parent-style-name="ГОСТ_5f_Обычный_5f_Гусев_20_Данила_20_Александрович_20_21ПИ1">
      <style:paragraph-properties fo:margin-left="7.001cm" fo:margin-right="0cm" fo:text-align="start" style:justify-single-word="false" fo:text-indent="1.251cm" style:auto-text-indent="false"/>
      <style:text-properties style:font-name="Times New Roman" fo:font-size="14pt" fo:language="ru" fo:country="RU" officeooo:rsid="0160b9da" officeooo:paragraph-rsid="0160b9da" style:font-size-asian="14pt" style:font-size-complex="14pt"/>
    </style:style>
    <style:style style:name="P13" style:family="paragraph" style:parent-style-name="Standard">
      <style:paragraph-properties fo:margin-left="7.001cm" fo:margin-right="0cm" fo:text-align="start" style:justify-single-word="false" fo:text-indent="1.251cm" style:auto-text-indent="false"/>
      <style:text-properties style:font-name="Times New Roman" fo:font-size="14pt" fo:language="ru" fo:country="RU" officeooo:rsid="01985bf2" style:font-size-asian="14pt" style:font-size-complex="14pt"/>
    </style:style>
    <style:style style:name="P14" style:family="paragraph" style:parent-style-name="Standard">
      <style:paragraph-properties fo:margin-left="7.001cm" fo:margin-right="0cm" fo:text-align="start" style:justify-single-word="false" fo:text-indent="1.251cm" style:auto-text-indent="false"/>
      <style:text-properties style:font-name="Times New Roman" fo:font-size="14pt" fo:language="ru" fo:country="RU" officeooo:rsid="01964a65" officeooo:paragraph-rsid="01985bf2" style:font-size-asian="14pt" style:font-size-complex="14pt"/>
    </style:style>
    <style:style style:name="P15" style:family="paragraph" style:parent-style-name="Standard">
      <style:paragraph-properties fo:margin-left="7.001cm" fo:margin-right="0cm" fo:text-align="start" style:justify-single-word="false" fo:text-indent="1.251cm" style:auto-text-indent="false"/>
      <style:text-properties style:font-name="Times New Roman" fo:font-size="14pt" fo:language="ru" fo:country="RU" officeooo:rsid="01964a65" style:font-size-asian="14pt" style:font-size-complex="14pt"/>
    </style:style>
    <style:style style:name="P16" style:family="paragraph" style:parent-style-name="ГОСТ_5f_Обычный_5f_Гусев_20_Данила_20_Александрович_20_21ПИ1" style:master-page-name="ГОСТ_5f_Первая_20_Страница_5f__20_Гусев_20_Данила_20_Александрович_20_21ПИ1">
      <style:paragraph-properties style:page-number="auto"/>
      <style:text-properties style:font-name="Times New Roman" fo:font-size="14pt" style:font-size-asian="14pt" style:font-size-complex="14pt"/>
    </style:style>
    <style:style style:name="P17" style:family="paragraph" style:parent-style-name="ГОСТ_5f_Обычный_5f_Гусев_20_Данила_20_Александрович_20_21ПИ1">
      <style:paragraph-properties fo:text-indent="0cm" style:auto-text-indent="false"/>
      <style:text-properties style:font-name="Times New Roman" fo:font-size="14pt" style:font-size-asian="14pt" style:font-size-complex="14pt"/>
    </style:style>
    <style:style style:name="P18" style:family="paragraph" style:parent-style-name="ГОСТ_5f_Основной_20_Текск_5f__20_Гусев_20_Данила_20_Александрович_20_21ПИ1">
      <style:paragraph-properties fo:text-align="center" style:justify-single-word="false" fo:break-before="page"/>
      <style:text-properties style:font-name="Times New Roman" fo:font-size="14pt" fo:language="ru" fo:country="RU" officeooo:rsid="00d33592" style:font-size-asian="14pt" style:font-size-complex="14pt"/>
    </style:style>
    <style:style style:name="P19" style:family="paragraph" style:parent-style-name="ГОСТ_5f_Основной_20_Текск_5f__20_Гусев_20_Данила_20_Александрович_20_21ПИ1">
      <style:paragraph-properties fo:text-align="justify" style:justify-single-word="false" fo:break-before="page"/>
      <style:text-properties style:font-name="Times New Roman" fo:font-size="14pt" fo:language="ru" fo:country="RU" officeooo:rsid="00d33592" officeooo:paragraph-rsid="0199b761" style:font-size-asian="14pt" style:font-size-complex="14pt"/>
    </style:style>
    <style:style style:name="P20" style:family="paragraph" style:parent-style-name="ГОСТ_5f_Основной_20_Текск_5f__20_Гусев_20_Данила_20_Александрович_20_21ПИ1">
      <style:paragraph-properties fo:text-align="justify" style:justify-single-word="false"/>
      <style:text-properties style:font-name="Times New Roman" fo:font-size="14pt" fo:language="ru" fo:country="RU" officeooo:rsid="00d33592" officeooo:paragraph-rsid="0199b761" style:font-size-asian="14pt" style:font-size-complex="14pt"/>
    </style:style>
    <style:style style:name="P21" style:family="paragraph" style:parent-style-name="ГОСТ_5f_Основной_20_Текск_5f__20_Гусев_20_Данила_20_Александрович_20_21ПИ1">
      <style:paragraph-properties fo:text-align="justify" style:justify-single-word="false"/>
      <style:text-properties style:font-name="Times New Roman" fo:font-size="14pt" fo:language="ru" fo:country="RU" officeooo:rsid="00d33592" officeooo:paragraph-rsid="019c67a7" style:font-size-asian="14pt" style:font-size-complex="14pt"/>
    </style:style>
    <style:style style:name="P22" style:family="paragraph" style:parent-style-name="ГОСТ_5f_Основной_20_Текск_5f__20_Гусев_20_Данила_20_Александрович_20_21ПИ1">
      <style:paragraph-properties fo:text-align="justify" style:justify-single-word="false"/>
      <style:text-properties style:font-name="Times New Roman" fo:font-size="14pt" fo:language="ru" fo:country="RU" officeooo:rsid="00d33592" officeooo:paragraph-rsid="01a9afcc" style:font-size-asian="14pt" style:font-size-complex="14pt"/>
    </style:style>
    <style:style style:name="P23" style:family="paragraph" style:parent-style-name="ГОСТ_5f_Основной_20_Текск_5f__20_Гусев_20_Данила_20_Александрович_20_21ПИ1">
      <style:paragraph-properties fo:text-align="justify" style:justify-single-word="false"/>
      <style:text-properties style:font-name="Times New Roman" fo:font-size="14pt" fo:language="ru" fo:country="RU" officeooo:rsid="00d33592" officeooo:paragraph-rsid="01b063a1" style:font-size-asian="14pt" style:font-size-complex="14pt"/>
    </style:style>
    <style:style style:name="P24" style:family="paragraph" style:parent-style-name="ГОСТ_5f_Основной_20_Текск_5f__20_Гусев_20_Данила_20_Александрович_20_21ПИ1">
      <style:paragraph-properties fo:text-align="justify" style:justify-single-word="false"/>
      <style:text-properties officeooo:paragraph-rsid="019c67a7"/>
    </style:style>
    <style:style style:name="P25" style:family="paragraph" style:parent-style-name="ГОСТ_5f_Основной_20_Текск_5f__20_Гусев_20_Данила_20_Александрович_20_21ПИ1">
      <style:paragraph-properties fo:text-align="justify" style:justify-single-word="false"/>
      <style:text-properties officeooo:paragraph-rsid="0199b761"/>
    </style:style>
    <style:style style:name="P26" style:family="paragraph" style:parent-style-name="ГОСТ_5f_Основной_20_Текск_5f__20_Гусев_20_Данила_20_Александрович_20_21ПИ1">
      <style:paragraph-properties fo:text-align="justify" style:justify-single-word="false"/>
      <style:text-properties officeooo:paragraph-rsid="01a9afcc"/>
    </style:style>
    <style:style style:name="P27" style:family="paragraph" style:parent-style-name="ГОСТ_5f_Основной_20_Текск_5f__20_Гусев_20_Данила_20_Александрович_20_21ПИ1">
      <style:paragraph-properties fo:text-align="justify" style:justify-single-word="false"/>
      <style:text-properties officeooo:paragraph-rsid="01ac5b65"/>
    </style:style>
    <style:style style:name="P28" style:family="paragraph" style:parent-style-name="ГОСТ_5f_Основной_20_Текск_5f__20_Гусев_20_Данила_20_Александрович_20_21ПИ1">
      <style:paragraph-properties fo:text-align="justify" style:justify-single-word="false"/>
      <style:text-properties fo:language="en" fo:country="US" officeooo:rsid="019c67a7" officeooo:paragraph-rsid="019c67a7"/>
    </style:style>
    <style:style style:name="T1" style:family="text">
      <style:text-properties fo:language="ru" fo:country="RU"/>
    </style:style>
    <style:style style:name="T2" style:family="text">
      <style:text-properties fo:language="ru" fo:country="RU" officeooo:rsid="016147a2"/>
    </style:style>
    <style:style style:name="T3" style:family="text">
      <style:text-properties fo:language="ru" fo:country="RU" officeooo:rsid="01964a65"/>
    </style:style>
    <style:style style:name="T4" style:family="text">
      <style:text-properties fo:language="ru" fo:country="RU" officeooo:rsid="01985bf2"/>
    </style:style>
    <style:style style:name="T5" style:family="text">
      <style:text-properties fo:language="ru" fo:country="RU" officeooo:rsid="00d33592"/>
    </style:style>
    <style:style style:name="T6" style:family="text">
      <style:text-properties fo:language="ru" fo:country="RU" officeooo:rsid="019c67a7"/>
    </style:style>
    <style:style style:name="T7" style:family="text">
      <style:text-properties fo:language="ru" fo:country="RU" officeooo:rsid="01a1df35"/>
    </style:style>
    <style:style style:name="T8" style:family="text">
      <style:text-properties fo:language="ru" fo:country="RU" officeooo:rsid="01a9afcc"/>
    </style:style>
    <style:style style:name="T9" style:family="text">
      <style:text-properties fo:language="ru" fo:country="RU" officeooo:rsid="01ab875b"/>
    </style:style>
    <style:style style:name="T10" style:family="text">
      <style:text-properties fo:language="ru" fo:country="RU" officeooo:rsid="01ac5b65"/>
    </style:style>
    <style:style style:name="T11" style:family="text">
      <style:text-properties fo:language="ru" fo:country="RU" officeooo:rsid="01ad1ab2"/>
    </style:style>
    <style:style style:name="T12" style:family="text">
      <style:text-properties fo:language="ru" fo:country="RU" officeooo:rsid="01aee98e"/>
    </style:style>
    <style:style style:name="T13" style:family="text">
      <style:text-properties style:font-name="Times New Roman" fo:font-size="14pt" fo:language="ru" fo:country="RU" officeooo:rsid="00d33592" style:font-size-asian="14pt" style:font-size-complex="14pt"/>
    </style:style>
    <style:style style:name="T14" style:family="text">
      <style:text-properties style:font-name="Times New Roman" fo:font-size="14pt" fo:language="ru" fo:country="RU" officeooo:rsid="019c67a7" style:font-size-asian="14pt" style:font-size-complex="14pt"/>
    </style:style>
    <style:style style:name="T15" style:family="text">
      <style:text-properties style:font-name="Times New Roman" fo:font-size="14pt" fo:language="ru" fo:country="RU" officeooo:rsid="01a02beb" style:font-size-asian="14pt" style:font-size-complex="14pt"/>
    </style:style>
    <style:style style:name="T16" style:family="text">
      <style:text-properties style:font-name="Times New Roman" fo:font-size="14pt" fo:language="ru" fo:country="RU" officeooo:rsid="01a9afcc" style:font-size-asian="14pt" style:font-size-complex="14pt"/>
    </style:style>
    <style:style style:name="T17" style:family="text">
      <style:text-properties fo:language="en" fo:country="US" officeooo:rsid="01985bf2"/>
    </style:style>
    <style:style style:name="T18" style:family="text">
      <style:text-properties fo:language="en" fo:country="US" officeooo:rsid="019c67a7"/>
    </style:style>
    <style:style style:name="T19" style:family="text">
      <style:text-properties fo:language="en" fo:country="US" officeooo:rsid="01ac5b65"/>
    </style:style>
    <style:style style:name="T20" style:family="text">
      <style:text-properties officeooo:rsid="019c67a7"/>
    </style:style>
    <style:style style:name="T21" style:family="text">
      <style:text-properties officeooo:rsid="01a9afcc"/>
    </style:style>
    <style:style style:name="T22" style:family="text">
      <style:text-properties officeooo:rsid="01b063a1"/>
    </style:style>
    <style:style style:name="T23" style:family="text">
      <style:text-properties officeooo:rsid="01b1c30c"/>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МИНИСТЕРСТВО НАУКИ И ВЫСШЕГО ОБРАЗОВАНИЯ</text:p>
      <text:p text:style-name="P11">РОССИЙСКОЙ ФЕДЕРАЦИИ</text:p>
      <text:p text:style-name="P11"/>
      <text:p text:style-name="P11">ПЕНЗЕНСКИЙ ГОСУДАРСТВЕННЫЙ УНИВЕРСИТЕТ</text:p>
      <text:p text:style-name="P11"/>
      <text:p text:style-name="P11">Кафедра «Информационная безопасность систем и технологий»</text:p>
      <text:p text:style-name="P11"/>
      <text:p text:style-name="P11">Отчет о выполнении практических заданий</text:p>
      <text:p text:style-name="P6">по дисциплине «Организационное и правовое обеспечение информационной</text:p>
      <text:p text:style-name="P6">безопасности»</text:p>
      <text:p text:style-name="P6">на тему «Преступления в сфере компьютерной информации»</text:p>
      <text:p text:style-name="P6"/>
      <text:p text:style-name="P6"/>
      <text:p text:style-name="P6"/>
      <text:p text:style-name="P6"/>
      <text:p text:style-name="P6"/>
      <text:p text:style-name="P6"/>
      <text:p text:style-name="P6"/>
      <text:p text:style-name="P6"/>
      <text:p text:style-name="P3"><text:span text:style-name="T3">Выполнили студенты: </text:span><text:span text:style-name="T4">Гусев Д. А.</text:span></text:p>
      <text:p text:style-name="P13"><text:tab/><text:tab/><text:tab/> <text:s text:c="8"/>Соколенко Н. С.</text:p>
      <text:p text:style-name="P13"><text:tab/><text:tab/><text:tab/> <text:s text:c="8"/><text:span text:style-name="T23">Глебов И. Д.</text:span></text:p>
      <text:p text:style-name="P2"><text:span text:style-name="T3">Группа: </text:span><text:span text:style-name="T17">21</text:span><text:span text:style-name="T4">ПИ1</text:span></text:p>
      <text:p text:style-name="P14">Принял: ст. преподаватель</text:p>
      <text:p text:style-name="P5"><text:span text:style-name="T4"><text:tab/> <text:s text:c="4"/></text:span><text:span text:style-name="T3">Щербакова А.Ю.</text:span></text:p>
      <text:p text:style-name="P15">Работа принята с оценкой ___________</text:p>
      <text:p text:style-name="P15">Дата ___________</text:p>
      <text:p text:style-name="P12"><text:s/></text:p>
      <text:p text:style-name="P2"/>
      <text:p text:style-name="P2"/>
      <text:p text:style-name="P4"/>
      <text:p text:style-name="P2"/>
      <text:p text:style-name="P2"/>
      <text:p text:style-name="P4"/>
      <text:p text:style-name="P2"/>
      <text:p text:style-name="P10"/>
      <text:p text:style-name="P9"/>
      <text:p text:style-name="P9"/>
      <text:p text:style-name="P10">202<text:span text:style-name="T2">4</text:span></text:p>
      <text:p text:style-name="P18">ОГЛАВЛЕНИЕ</text:p>
      <text:p text:style-name="P7"><text:span text:style-name="T5"/></text:p>
      <text:p text:style-name="P8"><text:span text:style-name="T5"/></text:p>
      <text:p text:style-name="P19"><text:tab/>1 Тема 1. Понятие и характеристика компьютерного преступления. Состав преступления. Психологический портрет компьютерного преступника </text:p>
      <text:p text:style-name="P20"><text:tab/>1.1 Цель работы. Задание к работе.</text:p>
      <text:p text:style-name="P24"><text:span text:style-name="T13"><text:tab/>Целью работы является </text:span>закрепление основных положений и правовых норм в области компьютерных преступлений.</text:p>
      <text:p text:style-name="P24"><text:span text:style-name="T13"><text:tab/>Задание к работе: </text:span></text:p>
      <text:p text:style-name="P24"><text:span text:style-name="T13"><text:tab/>- </text:span>Установить наличие состава преступления и квалифицировать его в соответствии с УК РФ на основе описания совершенного деяния в сфере компьютерной информации. Описать непосредственный объект, обязательные признаки объективной стороны, субъекта, последствия, санкции и т.п.</text:p>
      <text:p text:style-name="P24"><text:tab/>- Идентифицировать следственную ситуацию и выбрать схему расследования. </text:p>
      <text:p text:style-name="P24"><text:tab/>- Сформулировать возможные цели, мотивы и характеристику преступника. Разработать психологический портрет компьютерного преступника </text:p>
      <text:p text:style-name="P20"><text:tab/>1.2 Результаты работы</text:p>
      <text:p text:style-name="P24"><text:span text:style-name="T13"><text:tab/></text:span><text:span text:style-name="T14">1.2.1 Был установлен состав </text:span>преступления<text:span text:style-name="T14">.</text:span></text:p>
      <text:p text:style-name="P21"><text:tab/>Гражданин Г. осуществил незаконный доступ к защищенной информации путем копирования вредоносных программ и их использования с корыстной целью.</text:p>
      <text:p text:style-name="P21"><text:tab/>Гражданин Г. установил незаконно приобретенные программные продукты на компьютеры других лиц без соответствующих прав и лицензий.</text:p>
      <text:p text:style-name="P20"><text:tab/>Гражданин Г. реализовал сбыт вредоносных программ сотрудникам за денежное вознаграждение, что составляет преступление согласно статьям УК РФ.</text:p>
      <text:p text:style-name="P22"><text:tab/><text:span text:style-name="T20">1.2.</text:span><text:span text:style-name="T21">1.</text:span><text:span text:style-name="T20">2 </text:span>С учётом вышеперечисленных действий, Гражданин Г. может быть квалифицирован по следующим статьям УК РФ:</text:p>
      <text:p text:style-name="P24"><text:span text:style-name="T13"><text:tab/> - Статья 272. Незаконный доступ к компьютерной информации. </text:span><text:span text:style-name="T15">Н</text:span>аказывается штрафом в размере до двухсот тысяч рублей или в размере <text:soft-page-break/>заработной платы или иного дохода осужденного за период до восемнадцати месяцев, либо исправительными работами на срок до одного года, либо ограничением свободы на срок до двух лет, либо принудительными работами на срок до двух лет, либо лишением свободы на тот же срок.</text:p>
      <text:p text:style-name="P25"><text:span text:style-name="T13"><text:tab/>- Статья 273. Создание, использование и распространение вредоносных компьютерных программ. </text:span><text:span text:style-name="T15">Н</text:span>аказываются ограничением свободы на срок до четырех лет, либо принудительными работами на срок до четырех лет, либо лишением свободы на тот же срок со штрафом в размере до двухсот тысяч рублей или в размере заработной платы или иного дохода осужденного за период до восемнадцати месяцев. </text:p>
      <text:p text:style-name="P20"><text:tab/>- Статья 146. Неправомерное завладение компьютерными программами.</text:p>
      <text:p text:style-name="P26"><text:span text:style-name="T14"><text:tab/>1.2.</text:span><text:span text:style-name="T16">1.</text:span><text:span text:style-name="T14">3 Был установлен объект преступления. </text:span>В данном случае объектом преступления являются информационные ресурсы, включая данные и программное обеспечение компьютера, а также права правообладателей на эти ресурсы. <text:span text:style-name="T7">Н</text:span>аказывается штрафом в размере до двухсот тысяч рублей или в размере заработной платы или иного дохода осужденного за период до восемнадцати месяцев, либо обязательными работами на срок до четырехсот восьмидесяти часов, либо исправительными работами на срок до одного года, либо арестом на срок до шести месяцев. </text:p>
      <text:p text:style-name="P26"><text:tab/><text:span text:style-name="T6">1.2.</text:span><text:span text:style-name="T8">1.</text:span><text:span text:style-name="T6">4 Объективная сторона преступления, как часть состава преступления, включает в себя внешние проявления противоправных действий или бездействия, которые причиняют вред объекту преступления. В данной ситуации с участием гражданина Г., обьективная сторона включает следующие действия: незаконное копирование данных на USB-накопители, передача вредоносных программ с корыстной целью, хранение, использование и сбыт незаконно приобретенных программных продуктов, инсталляция незаконно приобретенных программ на жесткий диск компьютера.</text:span></text:p>
      <text:p text:style-name="P24"><text:span text:style-name="T6"><text:tab/>Местом преступления являются компьютер и интернет.</text:span></text:p>
      <text:p text:style-name="P24"><text:soft-page-break/><text:span text:style-name="T6"><text:tab/>Способом реализации преступления является использование компьютера и интернета для доступа к информации и передачи данных.</text:span></text:p>
      <text:p text:style-name="P24"><text:span text:style-name="T6"><text:tab/>Обстановкой преступления является совершение деяний с целью незаконного получения вознаграждения за предоставление программ.</text:span></text:p>
      <text:p text:style-name="P24"><text:span text:style-name="T6"><text:tab/>Орудиями совершения преступления являются: компьютер, USB-накопители, вредоносные программы, незаконно приобретенные программные продукты.</text:span></text:p>
      <text:p text:style-name="P26"><text:span text:style-name="T6"><text:tab/>1.2.</text:span><text:span text:style-name="T8">1.</text:span><text:span text:style-name="T6">5 Субъектом преступления является мужчина, возраст около 40 лет, среднего телосложения, рост приблизительно 180 см, светлые волосы, ношение очков.</text:span></text:p>
      <text:p text:style-name="P24"><text:span text:style-name="T6"><text:tab/>Психическое здоровье: психически здоров, демонстрирует рациональное поведение и четкую логику в действиях.</text:span></text:p>
      <text:p text:style-name="P28"><text:tab/><text:span text:style-name="T1">1.2.</text:span><text:span text:style-name="T8">1.</text:span><text:span text:style-name="T1">6</text:span> Гражданин Г. осознанно совершал действия, нарушающие закон, тем самым демонстрируя свою вину в содеянном.</text:p>
      <text:p text:style-name="P28"><text:span text:style-name="T1"><text:tab/>М</text:span>отив Г. связан с корыстной целью - заработком денег за счет незаконной деятельности с компьютерными данными и программным обеспечением.</text:p>
      <text:p text:style-name="P28"><text:tab/>Целью Г. было преднамеренное использование украденного программного обеспечения и вредоносных программ для личной выгоды через продажу нарушенных авторских прав.</text:p>
      <text:p text:style-name="P28"><text:tab/>В данной ситуации можно предположить наличие эмоциональных состояний, таких как жадность, стремление к легкому заработку, возможно, безразличие к закону.</text:p>
      <text:p text:style-name="P24"><text:span text:style-name="T18"><text:tab/></text:span><text:span text:style-name="T8">1.2.2 Правонарушение было выявлено в ходе прокурорской проверки в ОЭБ и ПК ЛО МВД России на транспорте. Было возбуждено уголовное дело по статье 273 УК РФ. Был проведён осмотр места проишествия, и в ходе допроса потерпевших был выявлен подозреваемый Гражданин Г. После задержания подозреваемого в ходе допроса подозреваемый сознался в совершении преступления. По месту жительства подозреваемого был произведён обыск, </text:span><text:soft-page-break/><text:span text:style-name="T8">изъята компьютерная техника и назначена экспертиза для получения вещественных доказательств и установки размера нанесённого ущерба.</text:span></text:p>
      <text:p text:style-name="P27"><text:span text:style-name="T8"><text:tab/> 1.2.</text:span><text:span text:style-name="T9">3 С учетом </text:span><text:span text:style-name="T10">обнаружен</text:span><text:span text:style-name="T12">н</text:span><text:span text:style-name="T10">ой</text:span><text:span text:style-name="T9"> информации о субъекте преступления, психологический портрет компьютерного преступника </text:span><text:span text:style-name="T10">сожержит следующие цели</text:span><text:span text:style-name="T9">:</text:span></text:p>
      <text:p text:style-name="P27"><text:span text:style-name="T9"><text:tab/></text:span><text:span text:style-name="T10">Преступник был </text:span><text:span text:style-name="T9">мотивирован получением денежных средств через незаконные действия в сфере компьютерной информации. Желание причинить негативные последствия для определенной организации или лица.</text:span></text:p>
      <text:p text:style-name="P27"><text:span text:style-name="T9"><text:tab/>Характеристика преступника: Мужчина возрастом около 40 лет, среднего телосложения, ростом приблизительно 180 см, с светлыми волосами и носящий очки. Его психическое здоровье стабильно, и он демонстрирует рациональное поведение с четкой логикой в действиях. </text:span><text:span text:style-name="T10">О</text:span><text:span text:style-name="T9">бладает </text:span><text:span text:style-name="T10">высшим</text:span><text:span text:style-name="T9"> образовани</text:span><text:span text:style-name="T10">ем</text:span><text:span text:style-name="T9"> и профессиональной квалификации в области информационных технологий. </text:span><text:span text:style-name="T10">И</text:span><text:span text:style-name="T9">меет опыт работы или обучения в сфере IT. </text:span><text:span text:style-name="T10">С</text:span><text:span text:style-name="T9">клон</text:span><text:span text:style-name="T10">ен</text:span><text:span text:style-name="T9"> к манипуляциям в виртуальном пространстве, где чувствует себя более уверенно, чем в реальном мире. </text:span><text:span text:style-name="T11">Не женат, не имеет детей. Ранее не судим.</text:span><text:span text:style-name="T9"> </text:span></text:p>
      <text:p text:style-name="P20"><text:tab/>1.3 Вывод</text:p>
      <text:p text:style-name="P23"><text:tab/>Таким образом, <text:span text:style-name="T22">закрипили</text:span> основны<text:span text:style-name="T22">е</text:span> положени<text:span text:style-name="T22">я</text:span> и правовых норм в области компьютерных преступлений.</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ГОСТ_5f_Обычный_5f_Гусев_20_Данила_20_Александрович_20_21ПИ1" style:display-name="ГОСТ_Обычный_Гусев Данила Александрович 21ПИ1" style:family="paragraph" style:next-style-name="Standard">
      <style:paragraph-properties fo:margin-left="0cm" fo:margin-right="0cm" fo:line-height="150%" fo:text-align="center" style:justify-single-word="false" fo:text-indent="1.251cm" style:auto-text-indent="false">
        <style:tab-stops/>
      </style:paragraph-properties>
      <style:text-properties style:font-name="Times New Roman1" fo:font-family="'Times New Roman'" style:font-style-name="Обычный" style:font-family-generic="roman" style:font-pitch="variable" fo:font-size="14pt"/>
    </style:style>
    <style:style style:name="ГОСТ_5f_Основной_20_Текск_5f__20_Гусев_20_Данила_20_Александрович_20_21ПИ1" style:display-name="ГОСТ_Основной Текск_ Гусев Данила Александрович 21ПИ1" style:family="paragraph" style:parent-style-name="Standard" style:master-page-name="">
      <style:paragraph-properties fo:line-height="150%" fo:text-align="justify" style:justify-single-word="false" style:page-number="auto"/>
      <style:text-properties style:font-name="Times New Roman1" fo:font-family="'Times New Roman'" style:font-style-name="Обычный" style:font-family-generic="roman" style:font-pitch="variable" fo:font-size="14pt"/>
    </style:style>
    <style:style style:name="Figure"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Numbering_20_Symbols" style:display-name="Numbering Symbols" style:family="text">
      <style:text-properties fo:language="ru" fo:country="RU"/>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Гост_5f_Выравнивание_20_картинок_5f_Гусев" style:display-name="Гост_Выравнивание картинок_Гусев"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ГОСТ_5f_Многоуровневый_5f_Гусев_20_Данила_20_Александрович_20_21ПИ1" style:display-name="ГОСТ_Многоуровневый_Гусев Данила Александрович 21ПИ1">
      <text:list-level-style-number text:level="1" text:style-name="Numbering_20_Symbols" loext:num-list-format="%1%"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space" fo:text-indent="1.251cm"/>
        </style:list-level-properties>
      </text:list-level-style-number>
    </text:list-style>
    <text:list-style style:name="ГОСТ_5f_Перечисления_5f_Гусев_20_Данила_20_Александрович_20_21ПИ1" style:display-name="ГОСТ_Перечисления_Гусев Данила Александрович 21ПИ1">
      <text:list-level-style-number text:level="1" loext:num-list-format="%1%)" style:num-suffix=")" style:num-format="a">
        <style:list-level-properties text:list-level-position-and-space-mode="label-alignment">
          <style:list-level-label-alignment text:label-followed-by="space" fo:text-indent="1.251cm"/>
        </style:list-level-properties>
      </text:list-level-style-number>
      <text:list-level-style-number text:level="2" loext:num-list-format="%2%)" style:num-suffix=")" style:num-format="a">
        <style:list-level-properties text:list-level-position-and-space-mode="label-alignment">
          <style:list-level-label-alignment text:label-followed-by="space" fo:text-indent="1.251cm"/>
        </style:list-level-properties>
      </text:list-level-style-number>
      <text:list-level-style-number text:level="3" loext:num-list-format="%3%)" style:num-suffix=")" style:num-format="a">
        <style:list-level-properties text:list-level-position-and-space-mode="label-alignment">
          <style:list-level-label-alignment text:label-followed-by="space" fo:text-indent="1.251cm"/>
        </style:list-level-properties>
      </text:list-level-style-number>
      <text:list-level-style-number text:level="4" loext:num-list-format="%4%)" style:num-suffix=")" style:num-format="a">
        <style:list-level-properties text:list-level-position-and-space-mode="label-alignment">
          <style:list-level-label-alignment text:label-followed-by="space" fo:text-indent="1.251cm"/>
        </style:list-level-properties>
      </text:list-level-style-number>
      <text:list-level-style-number text:level="5" loext:num-list-format="%5%)" style:num-suffix=")" style:num-format="a">
        <style:list-level-properties text:list-level-position-and-space-mode="label-alignment">
          <style:list-level-label-alignment text:label-followed-by="space" fo:text-indent="1.251cm"/>
        </style:list-level-properties>
      </text:list-level-style-number>
      <text:list-level-style-number text:level="6" loext:num-list-format="%6%)" style:num-suffix=")" style:num-format="a">
        <style:list-level-properties text:list-level-position-and-space-mode="label-alignment">
          <style:list-level-label-alignment text:label-followed-by="space" fo:text-indent="1.251cm"/>
        </style:list-level-properties>
      </text:list-level-style-number>
      <text:list-level-style-number text:level="7" loext:num-list-format="%7%)" style:num-suffix=")" style:num-format="a">
        <style:list-level-properties text:list-level-position-and-space-mode="label-alignment">
          <style:list-level-label-alignment text:label-followed-by="space" fo:text-indent="1.251cm"/>
        </style:list-level-properties>
      </text:list-level-style-number>
      <text:list-level-style-number text:level="8" loext:num-list-format="%8%)" style:num-suffix=")" style:num-format="a">
        <style:list-level-properties text:list-level-position-and-space-mode="label-alignment">
          <style:list-level-label-alignment text:label-followed-by="space" fo:text-indent="1.251cm"/>
        </style:list-level-properties>
      </text:list-level-style-number>
      <text:list-level-style-number text:level="9" loext:num-list-format="%9%)" style:num-suffix=")" style:num-format="a">
        <style:list-level-properties text:list-level-position-and-space-mode="label-alignment">
          <style:list-level-label-alignment text:label-followed-by="space" fo:text-indent="1.251cm"/>
        </style:list-level-properties>
      </text:list-level-style-number>
      <text:list-level-style-number text:level="10" loext:num-list-format="%10%)" style:num-suffix=")" style:num-format="a">
        <style:list-level-properties text:list-level-position-and-space-mode="label-alignment">
          <style:list-level-label-alignment text:label-followed-by="space" fo:text-indent="1.251cm"/>
        </style:list-level-properties>
      </text:list-level-style-number>
    </text:list-style>
    <text:list-style style:name="Гост_5f_Нум_20_Рис_5f_Гусев" style:display-name="Гост_Нум Рис_Гусев">
      <text:list-level-style-number text:level="1" text:style-name="Numbering_20_Symbols" loext:num-list-format="Рисунок %1% - " style:num-prefix="Рисунок " style:num-suffix=" -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Рисунок %2% - " style:num-prefix="Рисунок " style:num-suffix=" - " style:num-format="1">
        <style:list-level-properties text:list-level-position-and-space-mode="label-alignment">
          <style:list-level-label-alignment text:label-followed-by="space"/>
        </style:list-level-properties>
      </text:list-level-style-number>
      <text:list-level-style-number text:level="3" text:style-name="Numbering_20_Symbols" loext:num-list-format="Рисунок %3% - " style:num-prefix="Рисунок " style:num-suffix=" - " style:num-format="1">
        <style:list-level-properties text:list-level-position-and-space-mode="label-alignment">
          <style:list-level-label-alignment text:label-followed-by="space"/>
        </style:list-level-properties>
      </text:list-level-style-number>
      <text:list-level-style-number text:level="4" text:style-name="Numbering_20_Symbols" loext:num-list-format="Рисунок %4% - " style:num-prefix="Рисунок " style:num-suffix=" - " style:num-format="1">
        <style:list-level-properties text:list-level-position-and-space-mode="label-alignment">
          <style:list-level-label-alignment text:label-followed-by="space"/>
        </style:list-level-properties>
      </text:list-level-style-number>
      <text:list-level-style-number text:level="5" text:style-name="Numbering_20_Symbols" loext:num-list-format="Рисунок %5% - " style:num-prefix="Рисунок " style:num-suffix=" - " style:num-format="1">
        <style:list-level-properties text:list-level-position-and-space-mode="label-alignment">
          <style:list-level-label-alignment text:label-followed-by="space"/>
        </style:list-level-properties>
      </text:list-level-style-number>
      <text:list-level-style-number text:level="6" text:style-name="Numbering_20_Symbols" loext:num-list-format="Рисунок %6% - " style:num-prefix="Рисунок " style:num-suffix=" - " style:num-format="1">
        <style:list-level-properties text:list-level-position-and-space-mode="label-alignment">
          <style:list-level-label-alignment text:label-followed-by="space"/>
        </style:list-level-properties>
      </text:list-level-style-number>
      <text:list-level-style-number text:level="7" text:style-name="Numbering_20_Symbols" loext:num-list-format="Рисунок %7% - " style:num-prefix="Рисунок " style:num-suffix=" - " style:num-format="1">
        <style:list-level-properties text:list-level-position-and-space-mode="label-alignment">
          <style:list-level-label-alignment text:label-followed-by="space"/>
        </style:list-level-properties>
      </text:list-level-style-number>
      <text:list-level-style-number text:level="8" text:style-name="Numbering_20_Symbols" loext:num-list-format="Рисунок %8% - " style:num-prefix="Рисунок " style:num-suffix=" - " style:num-format="1">
        <style:list-level-properties text:list-level-position-and-space-mode="label-alignment">
          <style:list-level-label-alignment text:label-followed-by="space"/>
        </style:list-level-properties>
      </text:list-level-style-number>
      <text:list-level-style-number text:level="9" text:style-name="Numbering_20_Symbols" loext:num-list-format="Рисунок %9% - " style:num-prefix="Рисунок " style:num-suffix=" - " style:num-format="1">
        <style:list-level-properties text:list-level-position-and-space-mode="label-alignment">
          <style:list-level-label-alignment text:label-followed-by="space"/>
        </style:list-level-properties>
      </text:list-level-style-number>
      <text:list-level-style-number text:level="10" text:style-name="Numbering_20_Symbols" loext:num-list-format="Рисунок %10% - " style:num-prefix="Рисунок " style:num-suffix=" - " style:num-format="1">
        <style:list-level-properties text:list-level-position-and-space-mode="label-alignment">
          <style:list-level-label-alignment text:label-followed-by="space"/>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ГОСТ_5f_Обычный_5f_Гусев_20_Данила_20_Александрович_20_21ПИ1">
      <style:paragraph-properties fo:margin-left="0cm" fo:margin-right="0cm"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2cm" fo:margin-bottom="2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Envelope"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Index" style:page-layout-name="Mpm3"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ГОСТ_5f_Обычный_5f_Гусев_20_Данила_20_Александрович_20_21ПИ1" style:display-name="ГОСТ_Обычный_Гусев Данила Александрович 21ПИ1" style:page-layout-name="Mpm9" draw:style-name="Mdp1">
      <style:footer>
        <text:p text:style-name="MP1"><text:page-number text:select-page="current">6</text:page-number></text:p>
      </style:footer>
    </style:master-page>
    <style:master-page style:name="ГОСТ_5f_Первая_20_Страница_5f__20_Гусев_20_Данила_20_Александрович_20_21ПИ1" style:display-name="ГОСТ_Первая Страница_ Гусев Данила Александрович 21ПИ1" style:page-layout-name="Mpm10" draw:style-name="Mdp1" style:next-style-name="ГОСТ_5f_Обычный_5f_Гусев_20_Данила_20_Александрович_20_21ПИ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6.4.1$Windows_X86_64 LibreOffice_project/e19e193f88cd6c0525a17fb7a176ed8e6a3e2aa1</meta:generator>
    <dc:date>2024-02-18T17:11:41.254000000</dc:date>
    <meta:editing-duration>PT13H51M45S</meta:editing-duration>
    <meta:editing-cycles>292</meta:editing-cycles>
    <meta:print-date>2024-02-06T19:36:46.970000000</meta:print-date>
    <meta:printed-by>Файлы PDF</meta:printed-by>
    <meta:document-statistic meta:table-count="0" meta:image-count="0" meta:object-count="0" meta:page-count="6" meta:paragraph-count="54" meta:word-count="833" meta:character-count="6618" meta:non-whitespace-character-count="5764"/>
  </office:meta>
</office:document-meta>
</file>